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fb590" officeooo:paragraph-rsid="000fb590"/>
    </style:style>
    <style:style style:name="P2" style:family="paragraph" style:parent-style-name="Standard">
      <style:text-properties officeooo:rsid="000fb590" officeooo:paragraph-rsid="00141109"/>
    </style:style>
    <style:style style:name="P3" style:family="paragraph" style:parent-style-name="Standard">
      <style:text-properties officeooo:rsid="000fb590" officeooo:paragraph-rsid="001ee478"/>
    </style:style>
    <style:style style:name="P4" style:family="paragraph" style:parent-style-name="Standard">
      <style:text-properties officeooo:rsid="0019c4e5" officeooo:paragraph-rsid="0019c4e5"/>
    </style:style>
    <style:style style:name="P5" style:family="paragraph" style:parent-style-name="Standard">
      <style:text-properties officeooo:rsid="0019c4e5" officeooo:paragraph-rsid="001847f7"/>
    </style:style>
    <style:style style:name="P6" style:family="paragraph" style:parent-style-name="Standard">
      <style:text-properties officeooo:rsid="00212396" officeooo:paragraph-rsid="0022b1c2"/>
    </style:style>
    <style:style style:name="P7" style:family="paragraph" style:parent-style-name="Standard">
      <style:text-properties officeooo:paragraph-rsid="0024e46d"/>
    </style:style>
    <style:style style:name="P8" style:family="paragraph" style:parent-style-name="Standard">
      <style:text-properties officeooo:rsid="0016b1d8" officeooo:paragraph-rsid="00298074"/>
    </style:style>
    <style:style style:name="P9" style:family="paragraph" style:parent-style-name="Standard">
      <style:text-properties officeooo:rsid="002659f2" officeooo:paragraph-rsid="002bf7ea"/>
    </style:style>
    <style:style style:name="T1" style:family="text">
      <style:text-properties officeooo:rsid="000fb590"/>
    </style:style>
    <style:style style:name="T2" style:family="text">
      <style:text-properties officeooo:rsid="00113a1d"/>
    </style:style>
    <style:style style:name="T3" style:family="text">
      <style:text-properties officeooo:rsid="0011bda0"/>
    </style:style>
    <style:style style:name="T4" style:family="text">
      <style:text-properties officeooo:rsid="001847f7"/>
    </style:style>
    <style:style style:name="T5" style:family="text">
      <style:text-properties officeooo:rsid="001a6781"/>
    </style:style>
    <style:style style:name="T6" style:family="text">
      <style:text-properties officeooo:rsid="00212396"/>
    </style:style>
    <style:style style:name="T7" style:family="text">
      <style:text-properties officeooo:rsid="0022b1c2"/>
    </style:style>
    <style:style style:name="T8" style:family="text">
      <style:text-properties fo:color="#000000" style:font-name="lucidatypewriter" fo:font-size="10pt" style:font-size-asian="10pt"/>
    </style:style>
    <style:style style:name="T9" style:family="text">
      <style:text-properties officeooo:rsid="001847f7" fo:background-color="#ffff00" loext:char-shading-value="0"/>
    </style:style>
    <style:style style:name="T10" style:family="text">
      <style:text-properties officeooo:rsid="00280a77"/>
    </style:style>
    <style:style style:name="T11" style:family="text">
      <style:text-properties officeooo:rsid="00298074" fo:background-color="transparent" loext:char-shading-value="0"/>
    </style:style>
    <style:style style:name="T12" style:family="text">
      <style:text-properties officeooo:rsid="00299769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cessing of <text:span text:style-name="T1">Catchup Data </text:span></text:h>
      <text:p text:style-name="P1">GOP data downloaded from Nov 2010 through April 2014 to /noc/mpoc/cryo/cryosat/catchup/SIR_GOP_L2.</text:p>
      <text:p text:style-name="P1"/>
      <text:p text:style-name="P3">In order to <text:span text:style-name="T2">process</text:span> need to obtain groundtracks, <text:span text:style-name="T3">copy /noc/users/cryo/QCV_Cryo2/code/get_ground_tracks.m to /noc/users/cryo/QCV_Cryo2/code/get_ground_tracks_catchup.m and download years 2010-2014 into /noc/users/cryo/QCV_Cryo2/code/groundTracks/catchup but have now been moved into /noc/users/cryo/QCV_Cryo2/code/groundTracks</text:span></text:p>
      <text:p text:style-name="P2"/>
      <text:p text:style-name="P8">Also need mode masks <text:span text:style-name="T4">which have been saved in /noc/users/cryo/QCV_Cryo2/code/mode_mask for those not already there except 3.4 which is a strange compression that I can't get to work. Read in using xml format! </text:span><text:span text:style-name="T9">This is still ongoing and far from complete!! </text:span><text:span text:style-name="T11">Helen's done it! Assume Mask_SARin_3_8.mat is the same as Mask_SARin_3_</text:span><text:span text:style-name="T12">n</text:span><text:span text:style-name="T11">.mat</text:span></text:p>
      <text:p text:style-name="P5"/>
      <text:p text:style-name="P7"><text:span text:style-name="T6">Binary data files read in using /noc/users/cryo/QCV_Cryo2/code/catchup_read_esa_data.m and associated function (</text:span><text:span text:style-name="T8">read_cryo2Data_catchup</text:span><text:span text:style-name="T7">), saved to /noc/mpoc/cryo/cryosat/catchup/data_out. NB: have introduced a year/month structure to the folder to stop so many files in one folder</text:span></text:p>
      <text:p text:style-name="P7"/>
      <text:p text:style-name="P9">Copy of <text:s/>daily_report_v6_nodisplay.m to <text:bookmark-start text:name="__DdeLink__735_583801849"/>daily_report_v6_nodisplay_catchup<text:bookmark-end text:name="__DdeLink__735_583801849"/>.m <text:span text:style-name="T10">and run from catchup_run_daily_report. The former needs further editing but is reliant on having the mode masks sorted. NOT sure this is needed but have also copied monthly_report_IOP_FDM_v3_nodisplay_CATCHUP.m and working on that (7/6/17)</text:span></text:p>
      <text:p text:style-name="P6"/>
      <text:p text:style-name="P4">Copy of daily_stats_v6.m made (suffix of _FOR_CATCHUP added) and new mode masks added in <text:span text:style-name="T5">(and noted v9 is now operational so need to add that!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 Snaith</meta:initial-creator>
    <meta:creation-date>2017-03-09T12:07:56.088788568</meta:creation-date>
    <dc:date>2017-06-07T16:35:57.650085107</dc:date>
    <dc:creator>Helen Snaith</dc:creator>
    <meta:editing-duration>PT2H30M33S</meta:editing-duration>
    <meta:editing-cycles>26</meta:editing-cycles>
    <meta:generator>LibreOffice/4.2.8.2$Linux_X86_64 LibreOffice_project/420$Build-2</meta:generator>
    <meta:document-statistic meta:table-count="0" meta:image-count="0" meta:object-count="0" meta:page-count="1" meta:paragraph-count="7" meta:word-count="185" meta:character-count="1518" meta:non-whitespace-character-count="1338"/>
  </office:meta>
</office:document-meta>
</file>